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Heading_20_2">
      <style:text-properties fo:font-style="italic" fo:font-weight="bold" style:font-style-asian="italic" style:font-weight-asian="bold" style:font-style-complex="italic" style:font-weight-complex="bold"/>
    </style:style>
    <style:style style:name="P6" style:family="paragraph" style:parent-style-name="Code">
      <style:text-properties fo:font-style="normal" style:font-style-asian="normal" style:font-style-complex="normal"/>
    </style:style>
    <style:style style:name="P7" style:family="paragraph" style:parent-style-name="Code">
      <style:text-properties fo:font-style="normal" fo:font-weight="normal" style:font-style-asian="normal" style:font-weight-asian="normal" style:font-style-complex="normal" style:font-weight-complex="normal"/>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text-properties fo:font-style="normal" fo:font-weight="normal" style:font-style-asian="normal" style:font-weight-asian="normal" style:font-style-complex="normal" style:font-weight-complex="normal"/>
    </style:style>
    <style:style style:name="P12" style:family="paragraph" style:parent-style-name="Text_20_body" style:list-style-name="L4">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text-properties fo:font-style="normal" fo:font-weight="normal" style:font-style-asian="normal" style:font-weight-asian="normal" style:font-style-complex="normal" style:font-weight-complex="normal"/>
    </style:style>
    <style:style style:name="P15" style:family="paragraph" style:parent-style-name="Text_20_body" style:list-style-name="L4">
      <style:text-properties fo:font-style="normal" fo:font-weight="normal" style:font-style-asian="normal" style:font-weight-asian="normal" style:font-style-complex="normal" style:font-weight-complex="normal"/>
    </style:style>
    <style:style style:name="P16" style:family="paragraph" style:parent-style-name="Text_20_body" style:list-style-name="L5">
      <style:text-properties fo:font-style="normal" fo:font-weight="normal" style:font-style-asian="normal" style:font-weight-asian="normal" style:font-style-complex="normal" style:font-weight-complex="normal"/>
    </style:style>
    <style:style style:name="P17" style:family="paragraph" style:parent-style-name="Text_20_body" style:list-style-name="L5">
      <style:text-properties fo:font-style="normal" fo:font-weight="normal" style:font-style-asian="normal" style:font-weight-asian="normal" style:font-style-complex="normal" style:font-weight-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3">
      <style:text-properties fo:font-style="normal" style:font-style-asian="normal" style:font-style-complex="normal"/>
    </style:style>
    <style:style style:name="P33" style:family="paragraph" style:parent-style-name="Text_20_body" style:list-style-name="L1"/>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text-properties fo:font-size="10pt" style:font-size-asian="8.75pt" style:font-size-complex="10pt"/>
    </style:style>
    <style:style style:name="P39" style:family="paragraph" style:parent-style-name="Code">
      <style:text-properties fo:font-style="normal" style:font-style-asian="normal" style:font-style-complex="normal"/>
    </style:style>
    <style:style style:name="P40" style:family="paragraph" style:parent-style-name="Cod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wnload Registration data from NCC for SMT</text:h>
      <text:p text:style-name="P1">Version 1, 2008-01-08, Michael Calmer</text:p>
      <text:p text:style-name="P1">Version 2, 2008-01-30, Michael Calmer</text:p>
      <text:p text:style-name="P1">Version 3, 2008-02-04, Michael Calmer</text:p>
      <text:p text:style-name="P1">Version 4, 2008-02-05, Michael Calmer</text:p>
      <text:p text:style-name="P1">Version 5, 2008-02-29, Michael Calmer</text:p>
      <text:p text:style-name="P1">Version 6. 2008-03-14, Michael Calmer</text:p>
      <text:p text:style-name="P1">Version 7, 2008-03-25, Michael Calmer</text:p>
      <text:p text:style-name="P1">Version 8, 2008-03-25, Michael Calmer</text:p>
      <text:p text:style-name="Text_20_body">This document describes which data SMT needs from NCC to successfully register clients. Additional it describes the XML way and the protocol how SMT can download these data from NCC.</text:p>
      <text:p text:style-name="Text_20_body"/>
      <text:h text:style-name="Heading_20_2" text:outline-level="2">General</text:h>
      <text:p text:style-name="Text_20_body">All download requests are authenticated with the Mirror Credentials. These informations are part of the XML request. The elements for these authentication data are <text:span text:style-name="T1">&lt;authuser&gt;</text:span> and <text:span text:style-name="T1">&lt;authpass&gt;</text:span>. For security reason only HTTP via SSL/TLS is allowed (aka HTTPS).</text:p>
      <text:p text:style-name="Text_20_body">Download registration data happens by calling the URL: </text:p>
      <text:p text:style-name="Text_20_body"><text:a xlink:type="simple" xlink:href="https://secure-www.novell.com/center/regsvc/?command=regdata">https://secure-www.novell.com/center/regsvc/?command=regdata</text:a></text:p>
      <text:p text:style-name="Text_20_body">The content includes the information about which data this request is for. Additionally the deviceid of the SMT server is included (<text:span text:style-name="T1">&lt;smtguid&gt;</text:span>) to track the SMT usage of customers.</text:p>
      <text:p text:style-name="P3">NCC encode the response using the following rules:</text:p>
      <text:list text:style-name="L1">
        <text:list-item>
          <text:p text:style-name="P8"><text:span text:style-name="T3">Every row is included in a XML element with the name </text:span><text:span text:style-name="T4">&lt;row&gt;</text:span><text:span text:style-name="T5"> </text:span></text:p>
        </text:list-item>
        <text:list-item>
          <text:p text:style-name="P8"><text:span text:style-name="T5">Every column is a XML element with the name </text:span><text:span text:style-name="T4">&lt;col&gt;</text:span><text:span text:style-name="T5"> inside of a </text:span><text:span text:style-name="T4">&lt;row&gt;</text:span></text:p>
        </text:list-item>
        <text:list-item>
          <text:p text:style-name="P8"><text:span text:style-name="T5">Every </text:span><text:span text:style-name="T4">&lt;col&gt;</text:span><text:span text:style-name="T5"> element has an attribute </text:span><text:span text:style-name="T4">name </text:span><text:span text:style-name="T5">with the column name of the table in the SMT database</text:span></text:p>
        </text:list-item>
        <text:list-item>
          <text:p text:style-name="P11">The value of an element is the database content of this column</text:p>
        </text:list-item>
        <text:list-item>
          <text:p text:style-name="P8"><text:span text:style-name="T5">An empty </text:span><text:span text:style-name="T4">&lt;col&gt;</text:span><text:span text:style-name="T5"> element describes the value NULL</text:span></text:p>
        </text:list-item>
      </text:list>
      <text:p text:style-name="P2"/>
      <text:p text:style-name="P2">Example:</text:p>
      <text:p text:style-name="P6"/>
      <text:p text:style-name="P6">&lt;?xml version="1.0" encoding="UTF-8"?&gt;</text:p>
      <text:p text:style-name="Code"><text:span text:style-name="T3">&lt;example xmlns="</text:span><text:a xlink:type="simple" xlink:href="http://www.novell.com/center/xml/regsvc10"><text:span text:style-name="T3">http://www.novell.com/center/xml/regsvc10</text:span></text:a><text:span text:style-name="T3">" &gt;</text:span></text:p>
      <text:p text:style-name="P6">&lt;row&gt;</text:p>
      <text:p text:style-name="P6"><text:s text:c="2"/>&lt;col name=”columnname”&gt;content&lt;/col&gt;</text:p>
      <text:p text:style-name="P6"><text:s text:c="2"/>&lt;col name=”othername” /&gt; &lt;!-- content is NULL --&gt;</text:p>
      <text:p text:style-name="P6">&lt;/row&gt;</text:p>
      <text:p text:style-name="P6">&lt;row&gt;</text:p>
      <text:p text:style-name="P6"><text:s text:c="2"/>...</text:p>
      <text:p text:style-name="P6"><text:soft-page-break/>&lt;/row&gt;</text:p>
      <text:p text:style-name="P7">&lt;/example&gt;</text:p>
      <text:h text:style-name="Heading_20_2" text:outline-level="2">Product Data</text:h>
      <text:p text:style-name="Text_20_body">SMT need a list of all produc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productdata xmlns="</text:span><text:a xlink:type="simple" xlink:href="http://www.novell.com/center/xml/regsvc10"><text:span text:style-name="T3">http://www.novell.com/center/xml/regsvc10</text:span></text:a><text:span text:style-name="T3">" &gt;</text:span></text:p>
      <text:p text:style-name="P6"><text:s text:c="2"/>&lt;authuser&gt;a377254f5bbc52344&lt;/authuser&gt;</text:p>
      <text:p text:style-name="P6"><text:s text:c="2"/>&lt;authpass&gt;f5bbc52344ffe10909454&lt;/authpass&gt;</text:p>
      <text:p text:style-name="P6"><text:s text:c="2"/>&lt;smtguid&gt;12eaf7452bcd4367&lt;/smtguid&gt;</text:p>
      <text:p text:style-name="P6">&lt;/productdata&gt;</text:p>
      <text:p text:style-name="P6"/>
      <text:p text:style-name="Text_20_body"><text:span text:style-name="T3">NCC collects now the data from </text:span><text:span text:style-name="T1">NNW_PRODUCT_DATA</text:span><text:span text:style-name="T3"> table. SMT needs the following columns of this table:</text:span></text:p>
      <text:list text:style-name="L2">
        <text:list-item>
          <text:p text:style-name="P18">PRODUCTDATAID</text:p>
        </text:list-item>
        <text:list-item>
          <text:p text:style-name="P18">PRODUCT</text:p>
        </text:list-item>
        <text:list-item>
          <text:p text:style-name="P18">VERSION</text:p>
        </text:list-item>
        <text:list-item>
          <text:p text:style-name="P18">RELEASE (this column is named “REL” in the SMT database)</text:p>
        </text:list-item>
        <text:list-item>
          <text:p text:style-name="P18">ARCH</text:p>
        </text:list-item>
        <text:list-item>
          <text:p text:style-name="P18">FRIENDLY</text:p>
        </text:list-item>
        <text:list-item>
          <text:p text:style-name="P18">PARAMLIST</text:p>
        </text:list-item>
        <text:list-item>
          <text:p text:style-name="P18">NEEDINFO</text:p>
        </text:list-item>
        <text:list-item>
          <text:p text:style-name="P18">SERVICE</text:p>
        </text:list-item>
        <text:list-item>
          <text:p text:style-name="P18">PRODUCT_LIST</text:p>
        </text:list-item>
        <text:list-item>
          <text:p text:style-name="P18">PRODUCT_CLASS</text:p>
        </text:list-item>
      </text:list>
      <text:p text:style-name="P2"/>
      <text:p text:style-name="P2">Example of the server response:</text:p>
      <text:p text:style-name="P7"/>
      <text:p text:style-name="P7">&lt;?xml version="1.0" encoding="UTF-8"?&gt;</text:p>
      <text:p text:style-name="Code"><text:span text:style-name="T5">&lt;productdata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6&lt;/col&gt;</text:p>
      <text:p text:style-name="P7"><text:s text:c="2"/>&lt;col name=”PRODUCT”&gt;SUSE-Linux-Enterprise-Server-SP1&lt;/col&gt;</text:p>
      <text:p text:style-name="P7"><text:s text:c="2"/>&lt;col name=”VERSION”&gt;10&lt;/col&gt;</text:p>
      <text:p text:style-name="P7"><text:s text:c="2"/>&lt;col name=”REL” /&gt;</text:p>
      <text:p text:style-name="P7"><text:s text:c="2"/>&lt;col name=”ARCH”&gt;i686&lt;/col&gt;</text:p>
      <text:p text:style-name="P7"><text:s text:c="2"/>&lt;col name=”FRIENDLY”&gt;SUSE Linux Enterprise Server 10 SP1&lt;/col&gt;</text:p>
      <text:p text:style-name="P7"><text:s text:c="2"/>&lt;col name=”PARAMLIST”&gt;&lt;![CDATA[ ... ]]&gt;&lt;/col&gt;</text:p>
      <text:p text:style-name="P7"><text:soft-page-break/><text:s text:c="2"/>&lt;col name=”NEEDINFO”&gt;&lt;![CDATA[ ... ]]&gt;&lt;/col&gt;</text:p>
      <text:p text:style-name="P7"><text:s text:c="2"/>&lt;col name=”SERVICE”&gt;&lt;![CDATA[ ... ]]&gt;&lt;/col&gt;</text:p>
      <text:p text:style-name="P7"><text:s text:c="2"/>&lt;col name=”PRODUCT_LIST”&gt;Y&lt;/col&gt;</text:p>
      <text:p text:style-name="P7"><text:s text:c="2"/>&lt;col name=”PRODUCT_CLASS”&gt;SLES&lt;/col&gt;</text:p>
      <text:p text:style-name="P7">&lt;/row&gt;</text:p>
      <text:p text:style-name="P7">&lt;row&gt;</text:p>
      <text:p text:style-name="P7"><text:s text:c="2"/>&lt;col name=”...”&gt;...&lt;/col&gt;</text:p>
      <text:p text:style-name="P7"><text:s text:c="2"/>...</text:p>
      <text:p text:style-name="P7">&lt;/row&gt;</text:p>
      <text:p text:style-name="Text_20_body">&lt;/productdata&gt;</text:p>
      <text:p text:style-name="Text_20_body"/>
      <text:h text:style-name="Heading_20_2" text:outline-level="2">ProductDependencies</text:h>
      <text:p text:style-name="Text_20_body">This table is dropped. We solve this dependency in the ProductCatalogs table, which means, that e.g. the SLED product get direct dependencies to the ATI and Nvidia Catalogs.</text:p>
      <text:p text:style-name="Text_20_body"/>
      <text:h text:style-name="Heading_20_2" text:outline-level="2">Targets</text:h>
      <text:p text:style-name="Text_20_body">SMT need a list of all targe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targets xmlns="</text:span><text:a xlink:type="simple" xlink:href="http://www.novell.com/center/xml/regsvc10"><text:span text:style-name="T3">http://www.novell.com/center/xml/regsvc10</text:span></text:a><text:span text:style-name="T3">" &gt;</text:span></text:p>
      <text:p text:style-name="P6"><text:s text:c="2"/>&lt;authuser&gt;a377254f5bbc52344&lt;/authuser&gt;</text:p>
      <text:p text:style-name="P6"><text:s text:c="2"/>&lt;authpass&gt;f5bbc52344ffe10909454&lt;/authpass&gt;</text:p>
      <text:p text:style-name="P6"><text:s text:c="2"/>&lt;smtguid&gt;12eaf7452bcd4367&lt;/smtguid&gt;</text:p>
      <text:p text:style-name="P6">&lt;/targets&gt;</text:p>
      <text:p text:style-name="P6"/>
      <text:p text:style-name="Text_20_body"><text:span text:style-name="T3">NCC join now the data from </text:span><text:span text:style-name="T1">NNW_ROGUE_TARGETS</text:span><text:span text:style-name="T3"> <text:s/>and NNW_ZLM66_TARGETS table. SMT needs the following (unique) columns of this table:</text:span></text:p>
      <text:list text:style-name="L3">
        <text:list-item text:start-value="1">
          <text:p text:style-name="P31">OS</text:p>
        </text:list-item>
        <text:list-item>
          <text:p text:style-name="P31">TARGET</text:p>
        </text:list-item>
      </text:list>
      <text:p text:style-name="P3"/>
      <text:p text:style-name="P2">Example of the server response:</text:p>
      <text:p text:style-name="P6"/>
      <text:p text:style-name="P7">&lt;?xml version="1.0" encoding="UTF-8"?&gt;</text:p>
      <text:p text:style-name="Code"><text:span text:style-name="T5">&lt;targets xmlns="</text:span><text:a xlink:type="simple" xlink:href="http://www.novell.com/xml/center/regsvc-1_0"><text:span text:style-name="T5">http://www.novell.com/xml/center/regsvc-1_0</text:span></text:a><text:span text:style-name="T5">"&gt;</text:span></text:p>
      <text:p text:style-name="P7">&lt;row&gt;</text:p>
      <text:p text:style-name="P7"><text:s text:c="2"/>&lt;col name=”OS”&gt;SUSE Linux Enterprise Desktop 10 (i586)&lt;/col&gt;</text:p>
      <text:p text:style-name="P7"><text:s text:c="2"/>&lt;col name=”TARGET”&gt;sled-10-i586&lt;/col&gt;</text:p>
      <text:p text:style-name="P7">&lt;/row&gt;</text:p>
      <text:p text:style-name="P7"><text:soft-page-break/>&lt;row&gt;</text:p>
      <text:p text:style-name="P7"><text:s text:c="2"/>&lt;col name=”OS”&gt;SUSE Linux Enterprise Desktop 10 (x86_64)&lt;/col&gt;</text:p>
      <text:p text:style-name="P7"><text:s text:c="2"/>&lt;col name=”TARGET”&gt;sled-10-x86_64&lt;/col&gt;</text:p>
      <text:p text:style-name="P7">&lt;/row&gt;</text:p>
      <text:p text:style-name="P7">&lt;row&gt;</text:p>
      <text:p text:style-name="P7"><text:s text:c="2"/>...</text:p>
      <text:p text:style-name="P7">&lt;/row&gt;</text:p>
      <text:p text:style-name="P2">&lt;/targets&gt;</text:p>
      <text:p text:style-name="P2"/>
      <text:h text:style-name="P5" text:outline-level="2">Catalogs</text:h>
      <text:p text:style-name="Text_20_body"><text:span text:style-name="T5">SMT needs a list of all Repositories and Catalogs NCC knows about. This includes simple YUM repositories like the ATI and NVidia driver repositories as well as the NU Catalogs for SLES, SLED, etc.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catalogs xmlns="</text:span><text:a xlink:type="simple" xlink:href="http://www.novell.com/center/xml/regsvc10"><text:span text:style-name="T3">http://www.novell.com/center/xml/regsvc10</text:span></text:a><text:span text:style-name="T3">" &gt;</text:span></text:p>
      <text:p text:style-name="P6"><text:s text:c="2"/>&lt;authuser&gt;a377254f5bbc52344&lt;/authuser&gt;</text:p>
      <text:p text:style-name="P6"><text:s text:c="2"/>&lt;authpass&gt;f5bbc52344ffe10909454&lt;/authpass&gt;</text:p>
      <text:p text:style-name="P6"><text:s text:c="2"/>&lt;smtguid&gt;12eaf7452bcd4367&lt;/smtguid&gt;</text:p>
      <text:p text:style-name="P6">&lt;/catalogs&gt;</text:p>
      <text:p text:style-name="P6"/>
      <text:p text:style-name="Text_20_body"><text:span text:style-name="T5">NCC collects now the data from different</text:span><text:span text:style-name="T2"> </text:span><text:span text:style-name="T5">tables or create a new table with this data. SMT needs the following columns:</text:span></text:p>
      <text:list text:style-name="L4">
        <text:list-item>
          <text:p text:style-name="P34"><text:span text:style-name="T5">CATALOGID – sha1(&lt;NAME&gt;-&lt;TARGET&gt;) or sha1(&lt;NAME&gt;) if TARGET is </text:span><text:span text:style-name="T2">NULL</text:span></text:p>
        </text:list-item>
        <text:list-item>
          <text:p text:style-name="P12">NAME</text:p>
        </text:list-item>
        <text:list-item>
          <text:p text:style-name="P12">DESCRIPTION</text:p>
        </text:list-item>
        <text:list-item>
          <text:p text:style-name="P34"><text:span text:style-name="T5">TARGET – </text:span><text:span text:style-name="T2">NULL</text:span><text:span text:style-name="T5"> in case of pure RPMMD (zypp) repository</text:span></text:p>
        </text:list-item>
        <text:list-item>
          <text:p text:style-name="P12">EXTHOST – The external host part of the URL </text:p>
        </text:list-item>
        <text:list-item>
          <text:p text:style-name="P12">EXTURL – The URL where SMT can mirror this source from</text:p>
        </text:list-item>
        <text:list-item>
          <text:p text:style-name="P34"><text:span text:style-name="T5">CATALOGTYPE – </text:span><text:span text:style-name="T4">nu</text:span><text:span text:style-name="T5"> (in case of a NU catalog), </text:span><text:span text:style-name="T4">zypp</text:span><text:span text:style-name="T5"> (in case of a YUM repository)</text:span></text:p>
        </text:list-item>
      </text:list>
      <text:p text:style-name="P2"/>
      <text:p text:style-name="P2">Example of the server response:</text:p>
      <text:p text:style-name="P6"/>
      <text:p text:style-name="P7">&lt;?xml version="1.0" encoding="UTF-8"?&gt;</text:p>
      <text:p text:style-name="Code"><text:span text:style-name="T5">&lt;catalogs xmlns="</text:span><text:a xlink:type="simple" xlink:href="http://www.novell.com/xml/center/regsvc-1_0"><text:span text:style-name="T5">http://www.novell.com/xml/center/regsvc-1_0</text:span></text:a><text:span text:style-name="T5">"&gt;</text:span></text:p>
      <text:p text:style-name="P7">&lt;row&gt;</text:p>
      <text:p text:style-name="P7"><text:s text:c="2"/>&lt;col name=”CATALOGID”&gt;61cecf62a9a8d4edbae120e384f58501dc7d5cd6&lt;/col&gt;</text:p>
      <text:p text:style-name="P7"><text:s text:c="2"/>&lt;col name=”NAME”&gt;SLED10-SP1-Updates&lt;/col&gt;</text:p>
      <text:p text:style-name="P7"><text:s text:c="2"/>&lt;col name=”DESCRIPTION”&gt;SLED10-SP1-Updates for sled-10-i586&lt;/col&gt;</text:p>
      <text:p text:style-name="P7"><text:s text:c="2"/>&lt;col name=”TARGET”&gt;sled-10-i586&lt;/col&gt;</text:p>
      <text:p text:style-name="P7"><text:soft-page-break/><text:s text:c="2"/>&lt;col name=”EXTHOST”&gt;https://nu.novell.com/&lt;/col&gt;</text:p>
      <text:p text:style-name="P7"><text:s text:c="2"/>&lt;col name=”EXTURL”&gt;</text:p>
      <text:p text:style-name="Code"><text:span text:style-name="T5"><text:s text:c="4"/></text:span><text:a xlink:type="simple" xlink:href="https://nu.novell.com/repo/$RCE/SLED10-SP1-Updates/sled-10-i586/"><text:span text:style-name="T5">https://nu.novell.com/repo/$RCE/SLED10-SP1-Updates/sled-10-i586/</text:span></text:a></text:p>
      <text:p text:style-name="P7"><text:s text:c="2"/>&lt;/col&gt;</text:p>
      <text:p text:style-name="P7"><text:s text:c="2"/>&lt;col name=”CATALOGTYPE”&gt;nu&lt;/col&gt;</text:p>
      <text:p text:style-name="P7">&lt;/row&gt;</text:p>
      <text:p text:style-name="P7">&lt;row&gt;</text:p>
      <text:p text:style-name="P7"><text:s text:c="2"/>&lt;col name=”CATALOGID”&gt;7a51c83a1d5d79f9591d931428bb10f6a5c420c5&lt;/col&gt;</text:p>
      <text:p text:style-name="P7"><text:s text:c="2"/>&lt;col name=”NAME”&gt;ATI-Driver-SP1&lt;/col&gt;</text:p>
      <text:p text:style-name="P7"><text:s text:c="2"/>&lt;col name=”DESCRIPTION”&gt;ATI Driver for SP1&lt;/col&gt;</text:p>
      <text:p text:style-name="P7"><text:s text:c="2"/>&lt;col name=”TARGET” /&gt;</text:p>
      <text:p text:style-name="P7"><text:s text:c="2"/>&lt;col name=”EXTHOST”&gt;http://<text:a xlink:type="simple" xlink:href="https://nu.novell.com/repo/$RCE/SLED10-SP1-Updates/sled-10-i586/">www2.ati.com</text:a>/&lt;/col&gt;</text:p>
      <text:p text:style-name="Code"><text:span text:style-name="T5"><text:s text:c="2"/>&lt;col name=”EXTURL”&gt;</text:span><text:a xlink:type="simple" xlink:href="https://nu.novell.com/repo/$RCE/SLED10-SP1-Updates/sled-10-i586/"><text:span text:style-name="T5">http://www2.ati.com/suse/sle10sp1/</text:span></text:a><text:span text:style-name="T5">&lt;/col&gt;</text:span></text:p>
      <text:p text:style-name="P7"><text:s text:c="2"/>&lt;col name=”CATALOGTYPE”&gt;zypp&lt;/col&gt;</text:p>
      <text:p text:style-name="P7">&lt;/row&gt;</text:p>
      <text:p text:style-name="P7">&lt;row&gt;</text:p>
      <text:p text:style-name="P7"><text:s text:c="2"/>...</text:p>
      <text:p text:style-name="P7">&lt;/row&gt;</text:p>
      <text:p text:style-name="P2">&lt;/catalogs&gt;</text:p>
      <text:p text:style-name="P2"/>
      <text:h text:style-name="P5" text:outline-level="2">ProductCatalogs</text:h>
      <text:p text:style-name="Text_20_body"><text:span text:style-name="T5">SMT needs a list of the dependencies between products and catalogs. This means which catalogs should be assigned to the client when it has a specific product.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productcatalogs xmlns="</text:span><text:a xlink:type="simple" xlink:href="http://www.novell.com/center/xml/regsvc10"><text:span text:style-name="T3">http://www.novell.com/center/xml/regsvc10</text:span></text:a><text:span text:style-name="T3">" &gt;</text:span></text:p>
      <text:p text:style-name="P6"><text:s text:c="2"/>&lt;authuser&gt;a377254f5bbc52344&lt;/authuser&gt;</text:p>
      <text:p text:style-name="P6"><text:s text:c="2"/>&lt;authpass&gt;f5bbc52344ffe10909454&lt;/authpass&gt;</text:p>
      <text:p text:style-name="P6"><text:s text:c="2"/>&lt;smtguid&gt;12eaf7452bcd4367&lt;/smtguid&gt;</text:p>
      <text:p text:style-name="P6">&lt;/productcatalogs&gt;</text:p>
      <text:p text:style-name="P6"/>
      <text:p text:style-name="Text_20_body"><text:span text:style-name="T5">NCC collects now the data from different</text:span><text:span text:style-name="T2"> </text:span><text:span text:style-name="T5">tables. SMT needs the following columns:</text:span></text:p>
      <text:list text:style-name="L5">
        <text:list-item>
          <text:p text:style-name="P16">PRODUCTDATAID – The key from the Products table</text:p>
        </text:list-item>
        <text:list-item>
          <text:p text:style-name="P16">CATALOGID – The key from the Catalogs table</text:p>
        </text:list-item>
        <text:list-item>
          <text:p text:style-name="P37"><text:span text:style-name="T5">OPTIONAL – </text:span><text:span text:style-name="T4">Y </text:span><text:span text:style-name="T5">if this catalog is optional, otherwise </text:span><text:span text:style-name="T4">N</text:span></text:p>
        </text:list-item>
      </text:list>
      <text:p text:style-name="P4"/>
      <text:p text:style-name="P2">Example of the server response:</text:p>
      <text:p text:style-name="P6"/>
      <text:p text:style-name="P7">&lt;?xml version="1.0" encoding="UTF-8"?&gt;</text:p>
      <text:p text:style-name="Code"><text:soft-page-break/><text:span text:style-name="T5">&lt;productcatalogs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1&lt;/col&gt;</text:p>
      <text:p text:style-name="P7"><text:s text:c="2"/>&lt;col name=”CATALOGID”&gt;61cecf62a9a8d4edbae120e384f58501dc7d5cd6&lt;/col&gt;</text:p>
      <text:p text:style-name="P7"><text:s text:c="2"/>&lt;col name=”OPTIONAL”&gt;N&lt;/col&gt;</text:p>
      <text:p text:style-name="P7">&lt;/row&gt;</text:p>
      <text:p text:style-name="P7">&lt;row&gt;</text:p>
      <text:p text:style-name="P7"><text:s text:c="2"/>...</text:p>
      <text:p text:style-name="P7">&lt;/row&gt;</text:p>
      <text:p text:style-name="P2">&lt;/productcatalogs&gt;</text:p>
      <text:h text:style-name="P5" text:outline-level="2">Errors</text:h>
      <text:p text:style-name="P2">If an error on the server occurs, it will send an HTTP error with a HTML error message page. Javascript in the error message page is not allowed.</text:p>
      <text:p text:style-name="P2">If this is impossible with iChain we have no other cha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style:shadow="none"/>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08T10:27:58</meta:creation-date>
    <dc:date>2008-03-25T16:55:39</dc:date>
    <meta:editing-cycles>21</meta:editing-cycles>
    <meta:editing-duration>PT4H8M59S</meta:editing-duration>
    <meta:user-defined meta:name="Info 1"/>
    <meta:user-defined meta:name="Info 2"/>
    <meta:user-defined meta:name="Info 3"/>
    <meta:user-defined meta:name="Info 4"/>
    <meta:document-statistic meta:table-count="0" meta:image-count="0" meta:object-count="0" meta:page-count="6" meta:paragraph-count="171" meta:word-count="1084" meta:character-count="7173"/>
  </office:meta>
</office:document-meta>
</file>